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3pt" style:font-size-asian="13pt" style:font-size-complex="13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text-align="center" style:justify-single-word="false" fo:orphans="2" fo:widows="2"/>
      <style:text-properties fo:font-variant="normal" fo:text-transform="none" fo:color="#000000" style:font-name="Arial" fo:letter-spacing="normal" fo:font-style="normal" fo:font-weight="normal" style:font-weight-asian="normal" style:font-weight-complex="normal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13pt" fo:letter-spacing="normal" fo:font-style="normal" fo:font-weight="normal" style:font-size-asian="13pt" style:font-size-complex="13pt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13pt" fo:letter-spacing="normal" style:font-size-asian="13pt" style:font-size-complex="13pt"/>
    </style:style>
    <style:style style:name="P8" style:family="paragraph" style:parent-style-name="Preformatted_20_Text">
      <style:paragraph-properties fo:orphans="2" fo:widows="2"/>
      <style:text-properties style:font-name="Courier New" fo:font-size="13pt" style:font-size-asian="13pt" style:font-size-complex="13pt"/>
    </style:style>
    <style:style style:name="P9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Arial" fo:letter-spacing="normal" fo:font-style="normal" fo:font-weight="bold" style:font-weight-asian="bold" style:font-weight-complex="bold"/>
    </style:style>
    <style:style style:name="P10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Courier New" fo:font-size="13pt" fo:letter-spacing="normal" fo:font-style="normal" fo:font-weight="normal" style:font-size-asian="13pt" style:font-size-complex="13pt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lack Peter</text:p>
      <text:p text:style-name="P5">Garcia/Hunter</text:p>
      <text:p text:style-name="P3">Intro</text:p>
      <text:p text:style-name="P2"><text:s text:c="3"/>e--0--0-0--0----0-0--0------------------- </text:p>
      <text:p text:style-name="P4"><text:s text:c="3"/><text:span text:style-name="T1">B--2--1^2--2----1^2--2------------------- </text:span></text:p>
      <text:p text:style-name="P4"><text:s text:c="3"/><text:span text:style-name="T1">G--0--0-0--0----0-0--0-------0----------- </text:span></text:p>
      <text:p text:style-name="P4"><text:s text:c="3"/><text:span text:style-name="T1">D--2--1^2--2----1^2--2---1h2---2h1------- </text:span></text:p>
      <text:p text:style-name="P4"><text:s text:c="3"/><text:span text:style-name="T1">A--0--0-0--0----0-0--0-------------3--0-- </text:span></text:p>
      <text:p text:style-name="P4"><text:s text:c="3"/><text:span text:style-name="T1">E---------------------------------------- </text:span></text:p>
      <text:p text:style-name="P2"/>
      <text:p text:style-name="P6">A7 <text:s text:c="23"/>D7 <text:s text:c="15"/></text:p>
      <text:p text:style-name="P6">All of my friends come to see me last night</text:p>
      <text:p text:style-name="P6">A7 <text:s text:c="24"/>D7</text:p>
      <text:p text:style-name="P6">I was layin' in my bed and dyin'</text:p>
      <text:p text:style-name="P6">Em <text:s text:c="10"/>Bm <text:s text:c="6"/>A <text:s text:c="2"/>G <text:s/>F#m</text:p>
      <text:p text:style-name="P6">Annie Bonneau, from Saint Angel,</text:p>
      <text:p text:style-name="P7"><text:s text:c="6"/><text:span text:style-name="T1">Em <text:s text:c="22"/>D7</text:span></text:p>
      <text:p text:style-name="P6">Say the weather down here, so fine</text:p>
      <text:p text:style-name="P8"/>
      <text:p text:style-name="P6">Just then the wind came squalling through the dark</text:p>
      <text:p text:style-name="P6">But who can the weather command</text:p>
      <text:p text:style-name="P6">Just want to have a little peace to die</text:p>
      <text:p text:style-name="P6">And a friend or two I love at hand</text:p>
      <text:p text:style-name="P8"/>
      <text:p text:style-name="P6">Fever roll up to a hundred and five</text:p>
      <text:p text:style-name="P6">Roll on up, gonna roll back down</text:p>
      <text:p text:style-name="P6">One more day, I find myself alive</text:p>
      <text:p text:style-name="P6">Tomorrow, maybe go beneath the ground</text:p>
      <text:p text:style-name="P8"/>
      <text:p text:style-name="P6">C <text:s text:c="21"/>D Em</text:p>
      <text:p text:style-name="P6">See here how everything <text:s text:c="3"/>lead up to this day</text:p>
      <text:p text:style-name="P6">Dm <text:s text:c="16"/>Am <text:s text:c="17"/>Em</text:p>
      <text:p text:style-name="P6">And it's just like any other day that's ever been</text:p>
      <text:p text:style-name="P6">D <text:s text:c="8"/>G <text:s text:c="15"/>C <text:s text:c="6"/>Em <text:s text:c="3"/>Am</text:p>
      <text:p text:style-name="P6">Sun goin' up and then, the sun, it goin' down</text:p>
      <text:p text:style-name="P6">F <text:s text:c="29"/>C <text:s text:c="17"/>D</text:p>
      <text:p text:style-name="P6">Shine through my window and my friends they come around</text:p>
      <text:p text:style-name="P7"><text:s text:c="6"/><text:span text:style-name="T1">Dm <text:s text:c="10"/>F <text:s text:c="13"/>A7</text:span></text:p>
      <text:p text:style-name="P6">Come around, come around</text:p>
      <text:p text:style-name="P8"/>
      <text:p text:style-name="P6">The people might know, but the people don't care</text:p>
      <text:p text:style-name="P6">That a man can be as poor as me</text:p>
      <text:p text:style-name="P6">Take a look at poor Peter, he's lyin' in pain</text:p>
      <text:p text:style-name="P6">Now, let's go run and see</text:p>
      <text:p text:style-name="P6">D7</text:p>
      <text:p text:style-name="P10">Run and se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1T19:41:31</meta:creation-date>
    <meta:document-statistic meta:table-count="0" meta:image-count="0" meta:object-count="0" meta:page-count="1" meta:paragraph-count="41" meta:word-count="240" meta:character-count="1449" meta:non-whitespace-character-count="982"/>
    <dc:date>2012-07-11T19:43:58</dc:date>
    <meta:editing-duration>PT2M31S</meta:editing-duration>
    <meta:editing-cycles>1</meta:editing-cycles>
    <meta:generator>LibreOffice/3.4$Unix LibreOffice_project/340m1$Build-302</meta:generator>
  </office:meta>
</office:document-meta>
</file>